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e5887" officeooo:paragraph-rsid="001e5887"/>
    </style:style>
    <style:style style:name="P2" style:family="paragraph" style:parent-style-name="Standard">
      <style:text-properties officeooo:rsid="0014a541" officeooo:paragraph-rsid="0014a541"/>
    </style:style>
    <style:style style:name="P3" style:family="paragraph" style:parent-style-name="Standard">
      <style:text-properties officeooo:rsid="00178846" officeooo:paragraph-rsid="00178846"/>
    </style:style>
    <style:style style:name="P4" style:family="paragraph" style:parent-style-name="Standard">
      <style:text-properties officeooo:rsid="0017b54d" officeooo:paragraph-rsid="0017b54d"/>
    </style:style>
    <style:style style:name="P5" style:family="paragraph" style:parent-style-name="Standard">
      <style:text-properties fo:font-weight="bold" officeooo:rsid="0014a541" officeooo:paragraph-rsid="0014a541" style:font-weight-asian="bold" style:font-weight-complex="bold"/>
    </style:style>
    <style:style style:name="P6" style:family="paragraph" style:parent-style-name="Standard">
      <style:text-properties fo:font-weight="bold" officeooo:rsid="001d89b1" officeooo:paragraph-rsid="001d89b1" style:font-weight-asian="bold" style:font-weight-complex="bold"/>
    </style:style>
    <style:style style:name="P7" style:family="paragraph" style:parent-style-name="Standard">
      <style:text-properties officeooo:rsid="001d4351" officeooo:paragraph-rsid="001d4351"/>
    </style:style>
    <style:style style:name="P8" style:family="paragraph" style:parent-style-name="Standard">
      <style:paragraph-properties fo:text-align="center" style:justify-single-word="false"/>
      <style:text-properties fo:font-size="14pt" fo:font-weight="bold" officeooo:rsid="001e5887" officeooo:paragraph-rsid="001e5887" style:font-size-asian="14pt" style:font-weight-asian="bold" style:font-size-complex="14pt" style:font-weight-complex="bold"/>
    </style:style>
    <style:style style:name="P9" style:family="paragraph" style:parent-style-name="Standard">
      <style:text-properties fo:font-weight="normal" officeooo:rsid="001ff044" officeooo:paragraph-rsid="001ff044" style:font-weight-asian="normal" style:font-weight-complex="normal"/>
    </style:style>
    <style:style style:name="P10" style:family="paragraph" style:parent-style-name="Standard">
      <style:text-properties fo:font-weight="normal" officeooo:rsid="0029c355" officeooo:paragraph-rsid="0029c355" style:font-weight-asian="normal" style:font-weight-complex="normal"/>
    </style:style>
    <style:style style:name="P11" style:family="paragraph" style:parent-style-name="Standard">
      <style:text-properties fo:font-weight="normal" officeooo:rsid="002a7b51" officeooo:paragraph-rsid="002a7b51" style:font-weight-asian="normal" style:font-weight-complex="normal"/>
    </style:style>
    <style:style style:name="P12" style:family="paragraph" style:parent-style-name="Standard">
      <style:text-properties fo:font-weight="normal" officeooo:rsid="002b127d" officeooo:paragraph-rsid="002b127d" style:font-weight-asian="normal" style:font-weight-complex="normal"/>
    </style:style>
    <style:style style:name="P13" style:family="paragraph" style:parent-style-name="Standard">
      <style:text-properties fo:font-weight="normal" officeooo:rsid="002e7c71" officeooo:paragraph-rsid="002e7c71" style:font-weight-asian="normal" style:font-weight-complex="normal"/>
    </style:style>
    <style:style style:name="P14" style:family="paragraph" style:parent-style-name="Standard">
      <style:text-properties officeooo:rsid="001d4351" officeooo:paragraph-rsid="001d4351"/>
    </style:style>
    <style:style style:name="P15" style:family="paragraph" style:parent-style-name="Standard">
      <style:text-properties officeooo:rsid="001d4351" officeooo:paragraph-rsid="00330ca0"/>
    </style:style>
    <style:style style:name="T1" style:family="text">
      <style:text-properties officeooo:rsid="00166028"/>
    </style:style>
    <style:style style:name="T2" style:family="text">
      <style:text-properties officeooo:rsid="0019d185"/>
    </style:style>
    <style:style style:name="T3" style:family="text">
      <style:text-properties officeooo:rsid="001d89b1"/>
    </style:style>
    <style:style style:name="T4" style:family="text">
      <style:text-properties officeooo:rsid="0021a304"/>
    </style:style>
    <style:style style:name="T5" style:family="text">
      <style:text-properties officeooo:rsid="0029fae3"/>
    </style:style>
    <style:style style:name="T6" style:family="text">
      <style:text-properties officeooo:rsid="002cf9c4"/>
    </style:style>
    <style:style style:name="T7" style:family="text">
      <style:text-properties officeooo:rsid="002e1f0c"/>
    </style:style>
    <style:style style:name="T8" style:family="text">
      <style:text-properties officeooo:rsid="002fbe0a"/>
    </style:style>
    <style:style style:name="T9" style:family="text">
      <style:text-properties officeooo:rsid="00325529"/>
    </style:style>
    <style:style style:name="T10" style:family="text">
      <style:text-properties officeooo:rsid="00330c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nal Report</text:p>
      <text:p text:style-name="P6">Known Bugs:</text:p>
      <text:p text:style-name="P9">As of the current time, there are no known bugs in our operating system. <text:span text:style-name="T4">However, as it is impossible to exhaustively test a digital system for all possible states, bugs could appear during certain tests. This is why version control is such a critical aspect of software development; it allows for bugs to be reported, isolated, assigned, patched, and thus repaired as they are discovered. We have used version control in this manner for this project, and it has resulted in a coordinated effort between developers.</text:span></text:p>
      <text:p text:style-name="P9"/>
      <text:p text:style-name="P6">Special Features:</text:p>
      <text:p text:style-name="P10">For our special features, we have implemented full ext2 file system support. <text:span text:style-name="T5">This involves an i-node directory structure and thus a much improved maximum file size. This also allows for longer directory and file names, which is a significant increase to the usability of the system for everyday users. They no longer need to truncate names to 6 characters and can use meaningful, readable names for files.</text:span></text:p>
      <text:p text:style-name="P10"/>
      <text:p text:style-name="P11">Further, we have implemented argument passing for executables. When calling an executable, the arguments supplied by the user are placed on the stack of the executable before running, thus opening a lot of possibilities for program execution from the command line. This allows for more of the processing to be moved into the individual userspace binaries rather than the shell itself, and thus makes the operating system far more modular than before.</text:p>
      <text:p text:style-name="P6"/>
      <text:p text:style-name="P6">Interesting Implementation Methods:</text:p>
      <text:p text:style-name="P12">One of our most effective implementation methods was the use of modular code design. Instead of keeping all of the functionality of the kernel in a single file, we determined the best groupings of functions and created separate header and source files for each. This facilitated efforts to work in parallel with each other <text:span text:style-name="T6">as e</text:span>ach developer would be working <text:span text:style-name="T7">on a specific feature </text:span>in their own files, thus limiting potential merge conflicts and the subsequent delay from fixing them.</text:p>
      <text:p text:style-name="P12"/>
      <text:p text:style-name="P13">Moreover, we have a clear division between userspace code and kernel code. Kernel code and userspace code each have their own directory, which emphasizes the different scopes and assists during development <text:span text:style-name="T8">and code comprehension</text:span> when considering the correct timing for scope switches.</text:p>
      <text:p text:style-name="P6"/>
      <text:p text:style-name="P5">Lessons <text:s/><text:span text:style-name="T3">and Technical Things </text:span>Learned:</text:p>
      <text:p text:style-name="P5"/>
      <text:p text:style-name="P2">David Mehl</text:p>
      <text:p text:style-name="P2">I learned quite a lot from this project experience. One of the major things I learned is the power of pair programming when applied to difficult problems. With two people working on the same code, bugs are reduced during writing and are found more quickly during debugging. <text:span text:style-name="T1">For example, I spent six hours working on a part of the project and I couldn’t figure out what had gone wrong. After pair programming with Alex for just over an hour, we had solved the issue with very little effort.</text:span></text:p>
      <text:p text:style-name="P3">With that said, I also learned the value of working in parallel. If the two parts of the project do not depend on one another, then the work can get done twice as fast. This can be accomplished by setting up function names in advance so that if the code does end up interacting, then these interactions can be set up before truly having the code completed.</text:p>
      <text:p text:style-name="P3"/>
      <text:p text:style-name="P4"><text:soft-page-break/>As far as technical things I learned, I learned a lot about operating systems in general. For example, prior to this exercise I had no idea how the file systems were implemented in operating systems. The information shown in class had given me the principles behind it, but seeing it actually work in the project solidified my understanding. <text:span text:style-name="T2">Further, I was unsure of the relationship between the operating system and other processes. After getting hands-on experience, I am much more confident in exploring issues related to interactions with system calls and I have a general idea what is going on behind said system calls.</text:span></text:p>
      <text:p text:style-name="P4"/>
      <text:p text:style-name="P7">Alexander Hirschfeld</text:p>
      <text:p text:style-name="P7"/>
      <text:p text:style-name="P7"/>
      <text:p text:style-name="P7">Christian Balcom</text:p>
      <text:p text:style-name="P7"/>
      <text:p text:style-name="P15"><text:tab/><text:span text:style-name="T9">This project gave me many opportunities to learn about low level c and assembly. I now understand how c code translates directly to assembly, and can interface directly with it. Without the ability to step through my sofware, I learned how to debug issues using nothing but disk and memory dumps. Building more advanced features into our OS inspired me to further examine the source of the linux kernel and take inspiration from it.</text:span></text:p>
      <text:p text:style-name="P15"><text:tab/><text:span text:style-name="T10">Further, I researched different filesystems used by modern linux systems and made significant progress supporting ext2 as an alternative filesystem for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5887" officeooo:paragraph-rsid="001e58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oup 3-C</text:p>
        <text:p text:style-name="MP1">David Mehl, Alexander Hirschfeld, Christian Ba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2:25:32.634610279</meta:creation-date>
    <dc:date>2017-05-10T07:37:23.523478343</dc:date>
    <meta:editing-duration>PT1H5M44S</meta:editing-duration>
    <meta:editing-cycles>26</meta:editing-cycles>
    <meta:generator>LibreOffice/5.3.0.3$Linux_X86_64 LibreOffice_project/30m0$Build-3</meta:generator>
    <meta:document-statistic meta:table-count="0" meta:image-count="0" meta:object-count="0" meta:page-count="2" meta:paragraph-count="20" meta:word-count="731" meta:character-count="4422" meta:non-whitespace-character-count="3708"/>
  </office:meta>
</office:document-meta>
</file>